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Total Energy (Ha)</text:p>
          </table:table-cell>
          <table:table-cell table:style-name="ce1" office:value-type="string" calcext:value-type="string">
            <text:p>VZPE (kcal/mol)</text:p>
          </table:table-cell>
          <table:table-cell table:style-name="ce1" office:value-type="string" calcext:value-type="string">
            <text:p>Thermal Energy (kcal/mol)</text:p>
          </table:table-cell>
          <table:table-cell table:style-name="ce1" office:value-type="string" calcext:value-type="string">
            <text:p>Entropy (cal/molK)</text:p>
          </table:table-cell>
          <table:table-cell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ggregation Reactions</text:p>
          </table:table-cell>
          <table:table-cell table:style-name="ce1" office:value-type="string" calcext:value-type="string">
            <text:p>delta E</text:p>
          </table:table-cell>
          <table:table-cell table:style-name="ce1" office:value-type="string" calcext:value-type="string">
            <text:p>delta H0</text:p>
          </table:table-cell>
          <table:table-cell table:style-name="ce1" office:value-type="string" calcext:value-type="string">
            <text:p>delta H298</text:p>
          </table:table-cell>
          <table:table-cell table:style-name="ce1" office:value-type="string" calcext:value-type="string">
            <text:p>delta G298</text:p>
          </table:table-cell>
        </table:table-row>
        <table:table-row table:style-name="ro1">
          <table:table-cell table:style-name="ce2" office:value-type="string" calcext:value-type="string">
            <text:p>RHF/6-311+G**</text:p>
          </table:table-cell>
          <table:table-cell table:style-name="ce2" office:value-type="string" calcext:value-type="string">
            <text:p>Li+</text:p>
          </table:table-cell>
          <table:table-cell table:style-name="ce2" office:value-type="float" office:value="-7.23583958226" calcext:value-type="float">
            <text:p>-7.23583958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89" calcext:value-type="float">
            <text:p>0.889</text:p>
          </table:table-cell>
          <table:table-cell table:style-name="ce2" office:value-type="float" office:value="31.798" calcext:value-type="float">
            <text:p>31.798</text:p>
          </table:table-cell>
          <table:table-cell/>
          <table:table-cell table:style-name="ce2" office:value-type="string" calcext:value-type="string">
            <text:p>RHF/6-311+G**</text:p>
          </table:table-cell>
          <table:table-cell table:style-name="ce2" office:value-type="string" calcext:value-type="string">
            <text:p>Li+(OH2)</text:p>
          </table:table-cell>
          <table:table-cell table:style-name="ce2" table:formula="of:=([.C6]-[.C3]-[.C4])*627.51" office:value-type="float" office:value="-36.3966888352684" calcext:value-type="float">
            <text:p>-36.3966888353</text:p>
          </table:table-cell>
          <table:table-cell table:style-name="ce2" table:formula="of:=[.J3]+[.D6]-[.D3]-[.D4]" office:value-type="float" office:value="-34.2460388352684" calcext:value-type="float">
            <text:p>-34.2460388353</text:p>
          </table:table-cell>
          <table:table-cell table:style-name="ce2" table:formula="of:=[.J3]+[.E6]-[.E3]-[.E4]" office:value-type="float" office:value="-34.7556888352684" calcext:value-type="float">
            <text:p>-34.7556888353</text:p>
          </table:table-cell>
          <table:table-cell table:style-name="ce2" table:formula="of:=[.L3]-0.298015*([.F6]-[.F3]-[.F4])" office:value-type="float" office:value="-28.2762467052684" calcext:value-type="float">
            <text:p>-28.2762467053</text:p>
          </table:table-cell>
        </table:table-row>
        <table:table-row table:style-name="ro1">
          <table:table-cell office:value-type="string" calcext:value-type="string">
            <text:p>RHF/6-311+G**</text:p>
          </table:table-cell>
          <table:table-cell office:value-type="string" calcext:value-type="string">
            <text:p>H20</text:p>
          </table:table-cell>
          <table:table-cell office:value-type="float" office:value="-76.0533051237" calcext:value-type="float">
            <text:p>-76.0533051237</text:p>
          </table:table-cell>
          <table:table-cell office:value-type="float" office:value="14.45304" calcext:value-type="float">
            <text:p>14.45304</text:p>
          </table:table-cell>
          <table:table-cell office:value-type="float" office:value="16.232" calcext:value-type="float">
            <text:p>16.232</text:p>
          </table:table-cell>
          <table:table-cell office:value-type="float" office:value="44.945" calcext:value-type="float">
            <text:p>44.945</text:p>
          </table:table-cell>
          <table:table-cell/>
          <table:table-cell table:style-name="ce3" office:value-type="string" calcext:value-type="string">
            <text:p>RHF/6-311+G**</text:p>
          </table:table-cell>
          <table:table-cell table:style-name="ce3" office:value-type="string" calcext:value-type="string">
            <text:p>(H2O)2</text:p>
          </table:table-cell>
          <table:table-cell table:style-name="ce3" table:formula="of:=([.C7]-[.C4]-[.C4])*627.51" office:value-type="float" office:value="-4.42271846694452" calcext:value-type="float">
            <text:p>-4.4227184669</text:p>
          </table:table-cell>
          <table:table-cell table:style-name="ce3" table:formula="of:=[.J4]+[.D7]-[.D4]-[.D4]" office:value-type="float" office:value="-2.69126846694452" calcext:value-type="float">
            <text:p>-2.6912684669</text:p>
          </table:table-cell>
          <table:table-cell table:style-name="ce3" table:formula="of:=[.J4]+[.E7]-[.E4]-[.E4]" office:value-type="float" office:value="-2.79571846694451" calcext:value-type="float">
            <text:p>-2.7957184669</text:p>
          </table:table-cell>
          <table:table-cell table:style-name="ce3" table:formula="of:=[.L4]-0.298015*([.F7]-[.F4]-[.F4])" office:value-type="float" office:value="3.38660270805549" calcext:value-type="float">
            <text:p>3.3866027081</text:p>
          </table:table-cell>
        </table:table-row>
        <table:table-row table:style-name="ro1">
          <table:table-cell office:value-type="string" calcext:value-type="string">
            <text:p>RHF/6-311+G**</text:p>
          </table:table-cell>
          <table:table-cell office:value-type="string" calcext:value-type="string">
            <text:p>C6H6</text:p>
          </table:table-cell>
          <table:table-cell office:value-type="float" office:value="-230.756773631" calcext:value-type="float">
            <text:p>-230.756773631</text:p>
          </table:table-cell>
          <table:table-cell office:value-type="float" office:value="66.83515" calcext:value-type="float">
            <text:p>66.83515</text:p>
          </table:table-cell>
          <table:table-cell office:value-type="float" office:value="69.425" calcext:value-type="float">
            <text:p>69.425</text:p>
          </table:table-cell>
          <table:table-cell office:value-type="float" office:value="68.203" calcext:value-type="float">
            <text:p>68.203</text:p>
          </table:table-cell>
          <table:table-cell/>
          <table:table-cell table:style-name="ce3" office:value-type="string" calcext:value-type="string">
            <text:p>RHF/6-311+G**</text:p>
          </table:table-cell>
          <table:table-cell table:style-name="ce3" office:value-type="string" calcext:value-type="string">
            <text:p>(C6H6)2</text:p>
          </table:table-cell>
          <table:table-cell table:style-name="ce3" table:formula="of:=([.C8]-[.C5]-[.C5])*627.51" office:value-type="float" office:value="289604.366042378" calcext:value-type="float">
            <text:p>289604.366042378</text:p>
          </table:table-cell>
          <table:table-cell table:style-name="ce3" table:formula="of:=[.J5]+[.D8]-[.D5]-[.D5]" office:value-type="float" office:value="289470.695742378" calcext:value-type="float">
            <text:p>289470.695742378</text:p>
          </table:table-cell>
          <table:table-cell table:style-name="ce3" table:formula="of:=[.J5]+[.E8]-[.E5]-[.E5]" office:value-type="float" office:value="289465.516042378" calcext:value-type="float">
            <text:p>289465.516042378</text:p>
          </table:table-cell>
          <table:table-cell table:style-name="ce3" table:formula="of:=[.L5]-0.298015*([.F8]-[.F5]-[.F5])" office:value-type="float" office:value="289506.167076468" calcext:value-type="float">
            <text:p>289506.167076468</text:p>
          </table:table-cell>
        </table:table-row>
        <table:table-row table:style-name="ro1">
          <table:table-cell office:value-type="string" calcext:value-type="string">
            <text:p>RHF/6-311+G**</text:p>
          </table:table-cell>
          <table:table-cell office:value-type="string" calcext:value-type="string">
            <text:p>Li+(OH2)</text:p>
          </table:table-cell>
          <table:table-cell office:value-type="float" office:value="-83.347146473" calcext:value-type="float">
            <text:p>-83.347146473</text:p>
          </table:table-cell>
          <table:table-cell office:value-type="float" office:value="16.60369" calcext:value-type="float">
            <text:p>16.60369</text:p>
          </table:table-cell>
          <table:table-cell office:value-type="float" office:value="18.762" calcext:value-type="float">
            <text:p>18.762</text:p>
          </table:table-cell>
          <table:table-cell office:value-type="float" office:value="55.001" calcext:value-type="float">
            <text:p>55.001</text:p>
          </table:table-cell>
          <table:table-cell/>
          <table:table-cell table:style-name="ce3" office:value-type="string" calcext:value-type="string">
            <text:p>MP2(full)/6-311+G**</text:p>
          </table:table-cell>
          <table:table-cell table:style-name="ce3" office:value-type="string" calcext:value-type="string">
            <text:p>Li+(OH2)</text:p>
          </table:table-cell>
          <table:table-cell table:style-name="ce3" table:formula="of:=([.C12]-[.C9]-[.C10])*627.51" office:value-type="float" office:value="-135.938477395137" calcext:value-type="float">
            <text:p>-135.9384773951</text:p>
          </table:table-cell>
          <table:table-cell table:style-name="ce3" table:formula="of:=[.J6]+[.D12]-[.D9]-[.D10]" office:value-type="float" office:value="-135.050917395137" calcext:value-type="float">
            <text:p>-135.0509173951</text:p>
          </table:table-cell>
          <table:table-cell table:style-name="ce3" table:formula="of:=[.J6]+[.E12]-[.E9]-[.E10]" office:value-type="float" office:value="-135.528477395137" calcext:value-type="float">
            <text:p>-135.5284773951</text:p>
          </table:table-cell>
          <table:table-cell table:style-name="ce3" table:formula="of:=[.L6]-0.298015*([.F12]-[.F9]-[.F10])" office:value-type="float" office:value="-129.569071440137" calcext:value-type="float">
            <text:p>-129.5690714401</text:p>
          </table:table-cell>
        </table:table-row>
        <table:table-row table:style-name="ro1">
          <table:table-cell office:value-type="string" calcext:value-type="string">
            <text:p>RHF/6-311+G**</text:p>
          </table:table-cell>
          <table:table-cell office:value-type="string" calcext:value-type="string">
            <text:p>(H2O)2</text:p>
          </table:table-cell>
          <table:table-cell office:value-type="float" office:value="-152.113658292" calcext:value-type="float">
            <text:p>-152.113658292</text:p>
          </table:table-cell>
          <table:table-cell office:value-type="float" office:value="30.63753" calcext:value-type="float">
            <text:p>30.63753</text:p>
          </table:table-cell>
          <table:table-cell office:value-type="float" office:value="34.091" calcext:value-type="float">
            <text:p>34.091</text:p>
          </table:table-cell>
          <table:table-cell office:value-type="float" office:value="69.145" calcext:value-type="float">
            <text:p>69.145</text:p>
          </table:table-cell>
          <table:table-cell/>
          <table:table-cell table:style-name="ce3" office:value-type="string" calcext:value-type="string">
            <text:p>MP2(full)/6-311+G**</text:p>
          </table:table-cell>
          <table:table-cell table:style-name="ce3" office:value-type="string" calcext:value-type="string">
            <text:p>(H2O)2</text:p>
          </table:table-cell>
          <table:table-cell table:style-name="ce3" table:formula="of:=([.C13]-[.C10]-[.C10])*627.51" office:value-type="float" office:value="-5.34066672271833" calcext:value-type="float">
            <text:p>-5.3406667227</text:p>
          </table:table-cell>
          <table:table-cell table:style-name="ce3" table:formula="of:=[.J7]+[.D13]-[.D10]-[.D10]" office:value-type="float" office:value="-3.71907672271833" calcext:value-type="float">
            <text:p>-3.7190767227</text:p>
          </table:table-cell>
          <table:table-cell table:style-name="ce3" table:formula="of:=[.J7]+[.E13]-[.E10]-[.E10]" office:value-type="float" office:value="-4.35266672271833" calcext:value-type="float">
            <text:p>-4.3526667227</text:p>
          </table:table-cell>
          <table:table-cell table:style-name="ce3" table:formula="of:=[.L7]-0.298015*([.F13]-[.F10]-[.F10])" office:value-type="float" office:value="3.26400064728167" calcext:value-type="float">
            <text:p>3.2640006473</text:p>
          </table:table-cell>
        </table:table-row>
        <table:table-row table:style-name="ro1">
          <table:table-cell office:value-type="string" calcext:value-type="string">
            <text:p>RHF/6-311+G**</text:p>
          </table:table-cell>
          <table:table-cell office:value-type="string" calcext:value-type="string">
            <text:p>(C6H6)2</text:p>
          </table:table-cell>
          <table:table-cell table:number-columns-repeated="5"/>
          <table:table-cell table:style-name="ce3" office:value-type="string" calcext:value-type="string">
            <text:p>MP2(full)/6-311+G**</text:p>
          </table:table-cell>
          <table:table-cell table:style-name="ce3" office:value-type="string" calcext:value-type="string">
            <text:p>(C6H6)2</text:p>
          </table:table-cell>
          <table:table-cell table:style-name="ce3" table:formula="of:=([.C14]-[.C11]-[.C11])*627.51" office:value-type="float" office:value="290784.729330652" calcext:value-type="float">
            <text:p>290784.729330652</text:p>
          </table:table-cell>
          <table:table-cell table:style-name="ce3" table:formula="of:=[.J8]+[.D14]-[.D11]-[.D11]" office:value-type="float" office:value="290661.449890652" calcext:value-type="float">
            <text:p>290661.449890652</text:p>
          </table:table-cell>
          <table:table-cell table:style-name="ce3" table:formula="of:=[.J8]+[.E14]-[.E11]-[.E11]" office:value-type="float" office:value="290655.841330652" calcext:value-type="float">
            <text:p>290655.841330652</text:p>
          </table:table-cell>
          <table:table-cell table:style-name="ce3" table:formula="of:=[.L8]-0.298015*([.F14]-[.F11]-[.F11])" office:value-type="float" office:value="290697.181971452" calcext:value-type="float">
            <text:p>290697.181971452</text:p>
          </table:table-cell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Li+</text:p>
          </table:table-cell>
          <table:table-cell office:value-type="float" office:value="-7.2483487303047" calcext:value-type="float">
            <text:p>-7.2483487303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31.798" calcext:value-type="float">
            <text:p>31.798</text:p>
          </table:table-cell>
          <table:table-cell/>
          <table:table-cell table:style-name="ce3" office:value-type="string" calcext:value-type="string">
            <text:p>B3LYP/6-311+G**</text:p>
          </table:table-cell>
          <table:table-cell table:style-name="ce3" office:value-type="string" calcext:value-type="string">
            <text:p>Li+(OH2)</text:p>
          </table:table-cell>
          <table:table-cell table:style-name="ce3" table:formula="of:=([.C18]-[.C15]-[.C16])*627.51" office:value-type="float" office:value="-144.279476596936" calcext:value-type="float">
            <text:p>-144.2794765969</text:p>
          </table:table-cell>
          <table:table-cell table:style-name="ce3" table:formula="of:=[.J9]+[.D18]-[.D15]-[.D16]" office:value-type="float" office:value="-143.742546596936" calcext:value-type="float">
            <text:p>-143.7425465969</text:p>
          </table:table-cell>
          <table:table-cell table:style-name="ce3" table:formula="of:=[.J9]+[.E18]-[.E15]-[.E16]" office:value-type="float" office:value="-144.237476596936" calcext:value-type="float">
            <text:p>-144.2374765969</text:p>
          </table:table-cell>
          <table:table-cell table:style-name="ce3" table:formula="of:=[.L9]-0.298015*([.F18]-[.F15]-[.F16])" office:value-type="float" office:value="-138.233666406936" calcext:value-type="float">
            <text:p>-138.2336664069</text:p>
          </table:table-cell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H20</text:p>
          </table:table-cell>
          <table:table-cell office:value-type="float" office:value="-76.293723445348" calcext:value-type="float">
            <text:p>-76.2937234453</text:p>
          </table:table-cell>
          <table:table-cell office:value-type="float" office:value="13.62026" calcext:value-type="float">
            <text:p>13.62026</text:p>
          </table:table-cell>
          <table:table-cell office:value-type="float" office:value="15.4" calcext:value-type="float">
            <text:p>15.4</text:p>
          </table:table-cell>
          <table:table-cell office:value-type="float" office:value="45.078" calcext:value-type="float">
            <text:p>45.078</text:p>
          </table:table-cell>
          <table:table-cell/>
          <table:table-cell table:style-name="ce3" office:value-type="string" calcext:value-type="string">
            <text:p>B3LYP/6-311+G**</text:p>
          </table:table-cell>
          <table:table-cell table:style-name="ce3" office:value-type="string" calcext:value-type="string">
            <text:p>(H2O)2</text:p>
          </table:table-cell>
          <table:table-cell table:style-name="ce3" table:formula="of:=([.C19]-[.C16]-[.C16])*627.51" office:value-type="float" office:value="-5.16812291221022" calcext:value-type="float">
            <text:p>-5.1681229122</text:p>
          </table:table-cell>
          <table:table-cell table:style-name="ce3" table:formula="of:=[.J10]+[.D19]-[.D16]-[.D16]" office:value-type="float" office:value="-3.47210291221022" calcext:value-type="float">
            <text:p>-3.4721029122</text:p>
          </table:table-cell>
          <table:table-cell table:style-name="ce3" table:formula="of:=[.J10]+[.E19]-[.E16]-[.E16]" office:value-type="float" office:value="-4.14312291221022" calcext:value-type="float">
            <text:p>-4.1431229122</text:p>
          </table:table-cell>
          <table:table-cell table:style-name="ce3" table:formula="of:=[.L10]-0.298015*([.F19]-[.F16]-[.F16])" office:value-type="float" office:value="3.57755169278979" calcext:value-type="float">
            <text:p>3.5775516928</text:p>
          </table:table-cell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C6H6</text:p>
          </table:table-cell>
          <table:table-cell office:value-type="float" office:value="-231.69728715929" calcext:value-type="float">
            <text:p>-231.6972871593</text:p>
          </table:table-cell>
          <table:table-cell office:value-type="float" office:value="61.63972" calcext:value-type="float">
            <text:p>61.63972</text:p>
          </table:table-cell>
          <table:table-cell office:value-type="float" office:value="64.444" calcext:value-type="float">
            <text:p>64.444</text:p>
          </table:table-cell>
          <table:table-cell office:value-type="float" office:value="69.36" calcext:value-type="float">
            <text:p>69.36</text:p>
          </table:table-cell>
          <table:table-cell/>
          <table:table-cell table:style-name="ce4" office:value-type="string" calcext:value-type="string">
            <text:p>B3LYP/6-311+G**</text:p>
          </table:table-cell>
          <table:table-cell table:style-name="ce4" office:value-type="string" calcext:value-type="string">
            <text:p>(C6H6)2</text:p>
          </table:table-cell>
          <table:table-cell table:style-name="ce4" table:formula="of:=([.C20]-[.C17]-[.C17])*627.51" office:value-type="float" office:value="291555.291486043" calcext:value-type="float">
            <text:p>291555.291486043</text:p>
          </table:table-cell>
          <table:table-cell table:style-name="ce4" table:formula="of:=[.J11]+[.D20]-[.D17]-[.D17]" office:value-type="float" office:value="291429.564286043" calcext:value-type="float">
            <text:p>291429.564286043</text:p>
          </table:table-cell>
          <table:table-cell table:style-name="ce4" table:formula="of:=[.J11]+[.E20]-[.E17]-[.E17]" office:value-type="float" office:value="291424.045486042" calcext:value-type="float">
            <text:p>291424.045486042</text:p>
          </table:table-cell>
          <table:table-cell table:style-name="ce4" table:formula="of:=[.L11]-0.298015*([.F20]-[.F17]-[.F17])" office:value-type="float" office:value="291465.198377392" calcext:value-type="float">
            <text:p>291465.198377392</text:p>
          </table:table-cell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Li+(OH2)</text:p>
          </table:table-cell>
          <table:table-cell office:value-type="float" office:value="-83.758703747094" calcext:value-type="float">
            <text:p>-83.7587037471</text:p>
          </table:table-cell>
          <table:table-cell office:value-type="float" office:value="14.50782" calcext:value-type="float">
            <text:p>14.50782</text:p>
          </table:table-cell>
          <table:table-cell office:value-type="float" office:value="16.699" calcext:value-type="float">
            <text:p>16.699</text:p>
          </table:table-cell>
          <table:table-cell office:value-type="float" office:value="56.879" calcext:value-type="float">
            <text:p>56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(H2O)2</text:p>
          </table:table-cell>
          <table:table-cell office:value-type="float" office:value="-152.59595777773" calcext:value-type="float">
            <text:p>-152.5959577777</text:p>
          </table:table-cell>
          <table:table-cell office:value-type="float" office:value="28.86211" calcext:value-type="float">
            <text:p>28.86211</text:p>
          </table:table-cell>
          <table:table-cell office:value-type="float" office:value="31.788" calcext:value-type="float">
            <text:p>31.788</text:p>
          </table:table-cell>
          <table:table-cell office:value-type="float" office:value="64.598" calcext:value-type="float">
            <text:p>64.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2(full)/6-311+G**</text:p>
          </table:table-cell>
          <table:table-cell office:value-type="string" calcext:value-type="string">
            <text:p>(C6H6)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LYP/6-311+G**</text:p>
          </table:table-cell>
          <table:table-cell office:value-type="string" calcext:value-type="string">
            <text:p>Li+</text:p>
          </table:table-cell>
          <table:table-cell office:value-type="float" office:value="-7.28491777998" calcext:value-type="float">
            <text:p>-7.28491778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31.798" calcext:value-type="float">
            <text:p>31.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LYP/6-311+G**</text:p>
          </table:table-cell>
          <table:table-cell office:value-type="string" calcext:value-type="string">
            <text:p>H20</text:p>
          </table:table-cell>
          <table:table-cell office:value-type="float" office:value="-76.4584627159" calcext:value-type="float">
            <text:p>-76.4584627159</text:p>
          </table:table-cell>
          <table:table-cell office:value-type="float" office:value="13.35926" calcext:value-type="float">
            <text:p>13.35926</text:p>
          </table:table-cell>
          <table:table-cell office:value-type="float" office:value="15.139" calcext:value-type="float">
            <text:p>15.139</text:p>
          </table:table-cell>
          <table:table-cell office:value-type="float" office:value="45.087" calcext:value-type="float">
            <text:p>45.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LYP/6-311+G**</text:p>
          </table:table-cell>
          <table:table-cell office:value-type="string" calcext:value-type="string">
            <text:p>C6H6</text:p>
          </table:table-cell>
          <table:table-cell office:value-type="float" office:value="-232.311271124" calcext:value-type="float">
            <text:p>-232.311271124</text:p>
          </table:table-cell>
          <table:table-cell office:value-type="float" office:value="62.8636" calcext:value-type="float">
            <text:p>62.8636</text:p>
          </table:table-cell>
          <table:table-cell office:value-type="float" office:value="65.623" calcext:value-type="float">
            <text:p>65.623</text:p>
          </table:table-cell>
          <table:table-cell office:value-type="float" office:value="69.045" calcext:value-type="float">
            <text:p>69.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LYP/6-311+G**</text:p>
          </table:table-cell>
          <table:table-cell office:value-type="string" calcext:value-type="string">
            <text:p>Li+(OH2)</text:p>
          </table:table-cell>
          <table:table-cell office:value-type="float" office:value="-83.9733042845" calcext:value-type="float">
            <text:p>-83.9733042845</text:p>
          </table:table-cell>
          <table:table-cell office:value-type="float" office:value="13.89619" calcext:value-type="float">
            <text:p>13.89619</text:p>
          </table:table-cell>
          <table:table-cell office:value-type="float" office:value="16.07" calcext:value-type="float">
            <text:p>16.07</text:p>
          </table:table-cell>
          <table:table-cell office:value-type="float" office:value="56.739" calcext:value-type="float">
            <text:p>56.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LYP/6-311+G**</text:p>
          </table:table-cell>
          <table:table-cell office:value-type="string" calcext:value-type="string">
            <text:p>(H2O)2</text:p>
          </table:table-cell>
          <table:table-cell office:value-type="float" office:value="-152.925161353" calcext:value-type="float">
            <text:p>-152.925161353</text:p>
          </table:table-cell>
          <table:table-cell office:value-type="float" office:value="28.41454" calcext:value-type="float">
            <text:p>28.41454</text:p>
          </table:table-cell>
          <table:table-cell office:value-type="float" office:value="31.303" calcext:value-type="float">
            <text:p>31.303</text:p>
          </table:table-cell>
          <table:table-cell office:value-type="float" office:value="64.267" calcext:value-type="float">
            <text:p>64.26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B3LYP/6-311+G**</text:p>
          </table:table-cell>
          <table:table-cell table:style-name="ce4" office:value-type="string" calcext:value-type="string">
            <text:p>(C6H6)2</text:p>
          </table:table-cell>
          <table:table-cell table:style-name="ce4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10-10T13:43:37.505424920</meta:creation-date>
    <dc:date>2016-10-10T17:24:28.161055047</dc:date>
    <dc:creator>matt </dc:creator>
    <meta:editing-duration>PT22M37S</meta:editing-duration>
    <meta:editing-cycles>4</meta:editing-cycles>
    <meta:generator>LibreOffice/5.0.3.2$Linux_X86_64 LibreOffice_project/00m0$Build-2</meta:generator>
    <meta:document-statistic meta:table-count="1" meta:cell-count="162" meta:object-count="0"/>
  </office:meta>
</office:document-meta>
</file>